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e96" officeooo:paragraph-rsid="000d1aa5"/>
    </style:style>
    <style:style style:name="T1" style:family="text">
      <style:text-properties officeooo:rsid="0012f9a9"/>
    </style:style>
    <style:style style:name="T2" style:family="text">
      <style:text-properties officeooo:rsid="00123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shlist for the improvements <text:span text:style-name="T1">on The public Portal :</text:span></text:p>
      <text:p text:style-name="P1"/>
      <text:p text:style-name="P1">from the DNA-LAB</text:p>
      <text:p text:style-name="P1"/>
      <text:p text:style-name="P1">from the <text:span text:style-name="T2">CGI-un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imar </meta:initial-creator>
    <meta:creation-date>2018-10-24T16:15:38.344144343</meta:creation-date>
    <dc:date>2018-10-24T16:16:43.200229805</dc:date>
    <dc:creator>Ingimar </dc:creator>
    <meta:editing-duration>PT1M5S</meta:editing-duration>
    <meta:editing-cycles>1</meta:editing-cycles>
    <meta:document-statistic meta:table-count="0" meta:image-count="0" meta:object-count="0" meta:page-count="1" meta:paragraph-count="3" meta:word-count="15" meta:character-count="85" meta:non-whitespace-character-count="73"/>
    <meta:generator>LibreOffice/6.1.2.1$Linux_X86_64 LibreOffice_project/10$Build-1</meta:generator>
  </office:meta>
</office:document-meta>
</file>